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.8958in" fo:margin-left="1.15in" table:align="left"/>
    </style:style>
    <style:style style:name="Table1.A" style:family="table-column">
      <style:table-column-properties style:column-width="0.8056in"/>
    </style:style>
    <style:style style:name="Table1.B" style:family="table-column">
      <style:table-column-properties style:column-width="0.7278in"/>
    </style:style>
    <style:style style:name="Table1.D" style:family="table-column">
      <style:table-column-properties style:column-width="0.6347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none"/>
    </style:style>
    <style:style style:name="Table1.C1" style:family="table-cell">
      <style:table-cell-properties fo:padding="0.0382in" fo:border-left="0.05pt solid #000000" fo:border-right="none" fo:border-top="0.05pt solid #000000" fo:border-bottom="none"/>
    </style:style>
    <style:style style:name="Table1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position="0% 100%" style:font-name="Liberation Serif1" fo:font-weight="normal" officeooo:paragraph-rsid="00160aff" style:font-weight-asian="normal" style:font-weight-complex="normal"/>
    </style:style>
    <style:style style:name="P2" style:family="paragraph" style:parent-style-name="Standard">
      <style:text-properties style:text-position="0% 100%" style:font-name="Liberation Serif1" officeooo:paragraph-rsid="00160aff"/>
    </style:style>
    <style:style style:name="P3" style:family="paragraph" style:parent-style-name="Standard">
      <style:text-properties style:text-position="0% 100%" style:font-name="Liberation Serif1" fo:font-weight="bold" officeooo:paragraph-rsid="00160aff" style:font-weight-asian="bold" style:font-weight-complex="bold"/>
    </style:style>
    <style:style style:name="P4" style:family="paragraph" style:parent-style-name="Standard">
      <style:text-properties fo:font-weight="bold" officeooo:paragraph-rsid="00160af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60aff" style:font-weight-asian="bold" style:font-weight-complex="bold"/>
    </style:style>
    <style:style style:name="P6" style:family="paragraph" style:parent-style-name="Standard">
      <style:text-properties officeooo:paragraph-rsid="00160aff"/>
    </style:style>
    <style:style style:name="P7" style:family="paragraph" style:parent-style-name="Standard">
      <style:text-properties fo:font-weight="normal" officeooo:paragraph-rsid="00160aff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1" officeooo:paragraph-rsid="00160aff"/>
    </style:style>
    <style:style style:name="P9" style:family="paragraph" style:parent-style-name="Standard" style:list-style-name="L1">
      <style:text-properties officeooo:paragraph-rsid="00160aff"/>
    </style:style>
    <style:style style:name="P10" style:family="paragraph" style:parent-style-name="Standard" style:list-style-name="L2">
      <style:text-properties officeooo:paragraph-rsid="00178754"/>
    </style:style>
    <style:style style:name="P11" style:family="paragraph" style:parent-style-name="Standard" style:list-style-name="L2">
      <style:text-properties fo:font-weight="normal" officeooo:paragraph-rsid="00160aff" style:font-weight-asian="normal" style:font-weight-complex="normal"/>
    </style:style>
    <style:style style:name="P12" style:family="paragraph" style:parent-style-name="Standard" style:list-style-name="L2">
      <style:text-properties fo:font-weight="normal" officeooo:paragraph-rsid="00178754" style:font-weight-asian="normal" style:font-weight-complex="normal"/>
    </style:style>
    <style:style style:name="P13" style:family="paragraph" style:parent-style-name="Standard" style:list-style-name="L3">
      <style:text-properties style:text-position="0% 100%" style:font-name="Liberation Serif1" officeooo:paragraph-rsid="00160aff"/>
    </style:style>
    <style:style style:name="P14" style:family="paragraph" style:parent-style-name="Standard" style:list-style-name="L3">
      <style:text-properties style:text-position="0% 100%" style:font-name="Liberation Serif1" officeooo:paragraph-rsid="001841c0"/>
    </style:style>
    <style:style style:name="P15" style:family="paragraph" style:parent-style-name="Standard" style:list-style-name="L3">
      <style:text-properties style:text-position="0% 100%" style:font-name="Liberation Serif1" officeooo:rsid="001841c0" officeooo:paragraph-rsid="001841c0"/>
    </style:style>
    <style:style style:name="P16" style:family="paragraph">
      <style:paragraph-properties fo:text-align="center"/>
    </style:style>
    <style:style style:name="T1" style:family="text">
      <style:text-properties officeooo:rsid="0013f4de"/>
    </style:style>
    <style:style style:name="T2" style:family="text">
      <style:text-properties officeooo:rsid="001b3f3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b004" style:font-weight-asian="bold" style:font-weight-complex="bold"/>
    </style:style>
    <style:style style:name="T5" style:family="text">
      <style:text-properties fo:font-weight="bold" officeooo:rsid="001713f0" style:font-weight-asian="bold" style:font-weight-complex="bold"/>
    </style:style>
    <style:style style:name="T6" style:family="text">
      <style:text-properties style:text-position="sub 58%"/>
    </style:style>
    <style:style style:name="T7" style:family="text">
      <style:text-properties style:text-position="sub 58%" fo:font-style="italic" style:font-style-asian="italic" style:font-style-complex="italic"/>
    </style:style>
    <style:style style:name="T8" style:family="text">
      <style:text-properties style:text-position="0% 100%"/>
    </style:style>
    <style:style style:name="T9" style:family="text">
      <style:text-properties style:text-position="0% 100%" fo:font-style="italic" style:font-style-asian="italic" style:font-style-complex="italic"/>
    </style:style>
    <style:style style:name="T10" style:family="text">
      <style:text-properties officeooo:rsid="00171220"/>
    </style:style>
    <style:style style:name="T11" style:family="text">
      <style:text-properties officeooo:rsid="0018b9c4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b3f35" style:font-weight-asian="normal" style:font-weight-complex="normal"/>
    </style:style>
    <style:style style:name="T14" style:family="text">
      <style:text-properties fo:font-weight="normal" officeooo:rsid="001713f0" style:font-weight-asian="normal" style:font-weight-complex="normal"/>
    </style:style>
    <style:style style:name="T15" style:family="text">
      <style:text-properties officeooo:rsid="001713f0"/>
    </style:style>
    <style:style style:name="T16" style:family="text">
      <style:text-properties officeooo:rsid="00178754"/>
    </style:style>
    <style:style style:name="T17" style:family="text">
      <style:text-properties officeooo:rsid="001841c0"/>
    </style:style>
    <style:style style:name="T18" style:family="text">
      <style:text-properties officeooo:rsid="001e1d40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1eb9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true" fo:min-height="0.5756in" fo:min-width="0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edictive parsing</text:p>
      <text:list xml:id="list20145636361" text:style-name="L1">
        <text:list-item>
          <text:p text:style-name="P9">It is a completely <text:span text:style-name="T3">deterministic</text:span> algorithm in that it never backtracks.</text:p>
        </text:list-item>
        <text:list-item>
          <text:p text:style-name="P9">It accomplishes this by looking ahead in the input stream.</text:p>
        </text:list-item>
        <text:list-item>
          <text:p text:style-name="P9">Because there is no backtracking and the lookahead is finite it is able to parse only certain sets of restrictive grammars called LL(k) grammars.</text:p>
        </text:list-item>
      </text:list>
      <text:p text:style-name="P6"/>
      <text:p text:style-name="P4">LL(k) grammars</text:p>
      <text:list xml:id="list1695257327" text:continue-numbering="true" text:style-name="L1">
        <text:list-item>
          <text:p text:style-name="P9">Called so because parsing <text:span text:style-name="T18">in</text:span> these grammars is done by </text:p>
          <text:list>
            <text:list-item>
              <text:p text:style-name="P9">left-to-right scan of the input</text:p>
            </text:list-item>
            <text:list-item>
              <text:p text:style-name="P9">Derivation is by <text:span text:style-name="T1">expanding </text:span>leftmost <text:span text:style-name="T1">symbol </text:span><text:span text:style-name="T15">with the help of k amounts of lookahead and then</text:span><text:span text:style-name="T2"> </text:span><text:span text:style-name="T13">checking the expansion </text:span><text:span text:style-name="T14">with the input string</text:span><text:span text:style-name="T5">.</text:span></text:p>
            </text:list-item>
          </text:list>
        </text:list-item>
        <text:list-item>
          <text:p text:style-name="P9">In LL(k) grammars, for every input of length <text:span text:style-name="T19">k</text:span>, say '<text:span text:style-name="T19">a</text:span><text:span text:style-name="T7">1</text:span><text:span text:style-name="T9">a</text:span><text:span text:style-name="T7">2</text:span><text:span text:style-name="T9">...a</text:span><text:span text:style-name="T7">k</text:span>', there is atmost one production which accepts '<text:span text:style-name="T19">a</text:span><text:span text:style-name="T7">1</text:span><text:span text:style-name="T9">a</text:span><text:span text:style-name="T7">2</text:span><text:span text:style-name="T9">...a</text:span><text:span text:style-name="T7">k</text:span>', <text:span text:style-name="T10">i.e., they are </text:span><text:a xlink:type="simple" xlink:href="#Left factored"><text:span text:style-name="T10">left factored</text:span></text:a>. This property of LL(k) grammars makes them amenable to the deterministic predictive parsing.</text:p>
        </text:list-item>
      </text:list>
      <text:p text:style-name="P6"/>
      <text:p text:style-name="P4">LL(1) parsing</text:p>
      <text:list xml:id="list1199005769" text:style-name="L2">
        <text:list-item>
          <text:p text:style-name="P11">The input tokens are scanned from left to right.</text:p>
        </text:list-item>
        <text:list-item>
          <text:p text:style-name="P11">The parsing starts by trying the top level non-terminal <text:span text:style-name="T16">which is initially put into the stack.</text:span></text:p>
        </text:list-item>
        <text:list-item>
          <text:p text:style-name="P10">Each leftmost <text:span text:style-name="T16">non-</text:span>terminal <text:span text:style-name="T16">which is on the top of the stack </text:span>is expanded by choosing the production which matches the lookahead of <text:span text:style-name="T3">one</text:span> symbol in the input. <text:span text:style-name="T16">This expansion is implemented by popping out the leftmost non-terminal on the stack and pushing the equivalent production into the stack.</text:span></text:p>
        </text:list-item>
        <text:list-item>
          <text:p text:style-name="P10"><text:span text:style-name="T16">The matching production for a terminal on the top of a stack for a particular input symbol is found out </text:span><text:span text:style-name="T20">by initially constructing</text:span><text:span text:style-name="T16"> </text:span><text:a xlink:type="simple" xlink:href="../Construction%20of%20parse%20tables%20for%20predictive%20parsing.odt"><text:span text:style-name="T11">parse tables</text:span></text:a><text:span text:style-name="T11">.</text:span></text:p>
        </text:list-item>
        <text:list-item>
          <text:p text:style-name="P11">Each time the parse tree yields a terminal<text:span text:style-name="T16">(which appears on the top of the stack)</text:span>, it is compared with the input token stream.</text:p>
          <text:list>
            <text:list-item>
              <text:p text:style-name="P11">If the generated terminal matches the current token being scanned,<text:span text:style-name="T3"> the scanning proceeds to the next token</text:span> <text:span text:style-name="T16">and the terminal is popped of the stack.</text:span></text:p>
            </text:list-item>
            <text:list-item>
              <text:p text:style-name="P11">Else the parser is in error</text:p>
            </text:list-item>
          </text:list>
        </text:list-item>
        <text:list-item>
          <text:p text:style-name="P11">The parser is also in error if no suitable production to expand is found after a lookahead of one symbol</text:p>
        </text:list-item>
        <text:list-item>
          <text:p text:style-name="P12">Accept on end of input and empty stack</text:p>
        </text:list-item>
      </text:list>
      <text:p text:style-name="P7"/>
      <text:p text:style-name="P3">Identifying LL(1) grammars</text:p>
      <text:p text:style-name="P1">There following are the necessary conditions. There are no sufficient conditions determined yet</text:p>
      <text:list xml:id="list475720476" text:style-name="L3">
        <text:list-item>
          <text:p text:style-name="P13">Grammar must not be ambiguous. This is true for any grammar which wishes to be parsed</text:p>
        </text:list-item>
        <text:list-item>
          <text:p text:style-name="P13"><text:bookmark text:name="Left factored"/>Grammar must be <text:span text:style-name="T3">left factored</text:span><text:span text:style-name="T12">.</text:span> If it isn't left factored, there will be more than one production to choose from while expanding a particular string</text:p>
          <text:list>
            <text:list-item>
              <text:p text:style-name="P13">Consider a grammar with the following production</text:p>
              <text:p text:style-name="P13">T → T+E | T </text:p>
              <text:p text:style-name="P13">It is hard to predict because for the nonterminal E, there are two expansions which begin with T. Left factoring then would give us</text:p>
              <text:p text:style-name="P13">E → TX</text:p>
              <text:p text:style-name="P13">X → +E | <text:s/>ε</text:p>
              <text:p text:style-name="P13">with only one expansion possible for the input T</text:p>
            </text:list-item>
            <text:list-item>
              <text:p text:style-name="P15">Illustrations</text:p>
              <text:list>
                <text:list-item>
                  <text:p text:style-name="P15">Figure 3</text:p>
                </text:list-item>
              </text:list>
            </text:list-item>
          </text:list>
        </text:list-item>
        <text:list-item>
          <text:p text:style-name="P13">Grammar must not be left recursive. Left recursive grammars result in parse tables with multiple production expansions for some terminal.</text:p>
          <text:list>
            <text:list-item>
              <text:p text:style-name="P13">Consider the simple grammar,</text:p>
              <text:p text:style-name="P13"><text:soft-page-break/><text:s/>S → Sa | b</text:p>
              <text:p text:style-name="P13">Note that First(S) = { b }. </text:p>
              <text:p text:style-name="P13">The <text:a xlink:type="simple" xlink:href="../Construction%20of%20parse%20tables%20for%20predictive%20parsing.odt"><text:span text:style-name="T4">pa</text:span></text:a><text:a xlink:type="simple" xlink:href="../Construction%20of%20parse%20tables%20for%20predictive%20parsing.odt"><text:span text:style-name="T3">rse tables</text:span></text:a> looks like the below</text:p>
              <text:p text:style-name="P13"/>
            </text:list-item>
          </text:list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table:number-rows-spanned="2" office:value-type="string">
            <text:p text:style-name="P8"><draw:custom-shape text:anchor-type="paragraph" draw:z-index="0" draw:style-name="gr1" draw:text-style-name="P16" svg:width="2.0831in" svg:height="0.576in" svg:x="3.1236in" svg:y="0.4134in"><text:p text:style-name="P16">There are multiple entries for a single terminal</text:p><text:p text:style-name="P16"/><draw:enhanced-geometry svg:viewBox="0 0 21600 21600" draw:mirror-horizontal="false" draw:type="line-callout-2" draw:modifiers="-11952 -1014.93975903614 -3600 4000 -1800 3981.68674698795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S</text:p>
          </table:table-cell>
          <table:table-cell table:style-name="Table1.B1" office:value-type="string">
            <text:p text:style-name="P8">a</text:p>
          </table:table-cell>
          <table:table-cell table:style-name="Table1.C1" office:value-type="string">
            <text:p text:style-name="P8">b</text:p>
          </table:table-cell>
          <table:table-cell table:style-name="Table1.D1" office:value-type="string">
            <text:p text:style-name="P8">$</text:p>
          </table:table-cell>
        </table:table-row>
        <table:table-row>
          <table:covered-table-cell/>
          <table:table-cell table:style-name="Table1.B2" office:value-type="string">
            <text:p text:style-name="P8">-</text:p>
          </table:table-cell>
          <table:table-cell table:style-name="Table1.C2" office:value-type="string">
            <text:p text:style-name="P8">b</text:p>
            <text:p text:style-name="P8">Sa</text:p>
          </table:table-cell>
          <table:table-cell table:style-name="Table1.D2" office:value-type="string">
            <text:p text:style-name="P8"/>
          </table:table-cell>
        </table:table-row>
      </table:table>
      <text:list xml:id="list799292379" text:continue-numbering="true" text:style-name="L3">
        <text:list-item>
          <text:list>
            <text:list-header>
              <text:p text:style-name="P13"/>
            </text:list-header>
          </text:list>
        </text:list-item>
      </text:list>
      <text:p text:style-name="P2"/>
      <text:p text:style-name="P2"/>
      <text:list xml:id="list617562974" text:continue-numbering="true" text:style-name="L3">
        <text:list-item>
          <text:list>
            <text:list-item>
              <text:p text:style-name="P14"><text:span text:style-name="T17">Immediate left recursion in a grammar can be </text:span><text:a xlink:type="simple" xlink:href="../Recursive%20descent%20parsing.odt#Removal%20of%20immediate%20left%20recursion"><text:span text:style-name="T17">removed</text:span></text:a></text:p>
            </text:list-item>
          </text:list>
        </text:list-item>
        <text:list-item>
          <text:p text:style-name="P13">Because of this restrictive nature of LL(1), grammars most programming language CFG's aren't LL(1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0-22T06:35:14</meta:creation-date>
    <dc:date>2013-02-02T11:22:15</dc:date>
    <dc:creator>Kempa </dc:creator>
    <meta:editing-duration>PT4M13S</meta:editing-duration>
    <meta:editing-cycles>9</meta:editing-cycles>
    <meta:generator>LibreOffice/3.6$Linux_x86 LibreOffice_project/360m1$Build-2</meta:generator>
    <meta:document-statistic meta:table-count="1" meta:image-count="0" meta:object-count="0" meta:page-count="2" meta:paragraph-count="45" meta:word-count="525" meta:character-count="2869" meta:non-whitespace-character-count="2417"/>
  </office:meta>
</office:document-meta>
</file>